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vector count</text:p>
          </table:table-cell>
          <table:table-cell table:style-name="ce1" office:value-type="string" calcext:value-type="string">
            <text:p>mapv</text:p>
          </table:table-cell>
          <table:table-cell table:style-name="ce1" office:value-type="string" calcext:value-type="string">
            <text:p>vmap</text:p>
          </table:table-cell>
          <table:table-cell table:style-name="ce1" office:value-type="string" calcext:value-type="string">
            <text:p>fjvmap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3.444471" calcext:value-type="float">
            <text:p>3.44</text:p>
          </table:table-cell>
          <table:table-cell table:style-name="ce1" office:value-type="float" office:value="2.21149" calcext:value-type="float">
            <text:p>2.21</text:p>
          </table:table-cell>
          <table:table-cell table:style-name="ce1" office:value-type="float" office:value="1.669615" calcext:value-type="float">
            <text:p>1.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1" office:value-type="float" office:value="23.874469" calcext:value-type="float">
            <text:p>23.87</text:p>
          </table:table-cell>
          <table:table-cell table:style-name="ce1" office:value-type="float" office:value="17.119098" calcext:value-type="float">
            <text:p>17.12</text:p>
          </table:table-cell>
          <table:table-cell table:style-name="ce1" office:value-type="float" office:value="3.969262" calcext:value-type="float">
            <text:p>3.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ce1" office:value-type="float" office:value="166.884981" calcext:value-type="float">
            <text:p>166.88</text:p>
          </table:table-cell>
          <table:table-cell table:style-name="ce1" office:value-type="float" office:value="106.545886" calcext:value-type="float">
            <text:p>106.55</text:p>
          </table:table-cell>
          <table:table-cell table:style-name="ce1" office:value-type="float" office:value="22.778568" calcext:value-type="float">
            <text:p>22.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00" calcext:value-type="float">
            <text:p>100000000</text:p>
          </table:table-cell>
          <table:table-cell table:style-name="ce1" office:value-type="float" office:value="1635.727271" calcext:value-type="float">
            <text:p>1635.73</text:p>
          </table:table-cell>
          <table:table-cell table:style-name="ce1" office:value-type="float" office:value="1062.195354" calcext:value-type="float">
            <text:p>1062.20</text:p>
          </table:table-cell>
          <table:table-cell table:style-name="ce1" office:value-type="float" office:value="371.546863" calcext:value-type="float">
            <text:p>371.5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1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000-00-00T00:00:03.258789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7T11:13:31.217165143</dc:date>
    <meta:editing-duration>PT14M17S</meta:editing-duration>
    <meta:editing-cycles>6</meta:editing-cycles>
    <meta:generator>LibreOffice/4.1.3.2$Linux_X86_64 LibreOffice_project/410m0$Build-2</meta:generator>
    <dc:creator>Jules Gosnell</dc:cre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3.633cm" svg:y="3.706cm" style:legend-expansion="high" chart:style-name="ch2"/>
        <chart:plot-area chart:style-name="ch3" table:cell-range-address="Sheet1.B2:Sheet1.E5 Sheet1.C1:Sheet1.E1" chart:data-source-has-labels="both" svg:x="1.331cm" svg:y="0.855cm" svg:width="11.662cm" svg:height="6.99cm">
          <chartooo:coordinate-region svg:x="2.799cm" svg:y="1.054cm" svg:width="9.359cm" svg:height="6.144cm"/>
          <chart:axis chart:dimension="x" chart:name="primary-x" chart:style-name="ch4" chartooo:axis-type="auto">
            <chartooo:date-scale/>
            <chart:title svg:x="6.232cm" svg:y="8.025cm" chart:style-name="ch5">
              <text:p>vector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778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v</text:p>
                <draw:g>
                  <svg:desc>Sheet1.C1:Sheet1.C1</svg:desc>
                </draw:g>
              </table:table-cell>
              <table:table-cell office:value-type="string">
                <text:p>vmap</text:p>
                <draw:g>
                  <svg:desc>Sheet1.D1:Sheet1.D1</svg:desc>
                </draw:g>
              </table:table-cell>
              <table:table-cell office:value-type="string">
                <text:p>fjvm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B2:Sheet1.B5</svg:desc>
                </draw:g>
              </table:table-cell>
              <table:table-cell office:value-type="float" office:value="3.444471">
                <text:p>3.444471</text:p>
                <draw:g>
                  <svg:desc>Sheet1.C2:Sheet1.C5</svg:desc>
                </draw:g>
              </table:table-cell>
              <table:table-cell office:value-type="float" office:value="2.21149">
                <text:p>2.21149</text:p>
                <draw:g>
                  <svg:desc>Sheet1.D2:Sheet1.D5</svg:desc>
                </draw:g>
              </table:table-cell>
              <table:table-cell office:value-type="float" office:value="1.669615">
                <text:p>1.669615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.874469">
                <text:p>23.874469</text:p>
              </table:table-cell>
              <table:table-cell office:value-type="float" office:value="17.119098">
                <text:p>17.119098</text:p>
              </table:table-cell>
              <table:table-cell office:value-type="float" office:value="3.969262">
                <text:p>3.96926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6.884981">
                <text:p>166.884981</text:p>
              </table:table-cell>
              <table:table-cell office:value-type="float" office:value="106.545886">
                <text:p>106.545886</text:p>
              </table:table-cell>
              <table:table-cell office:value-type="float" office:value="22.778568">
                <text:p>22.77856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635.727271">
                <text:p>1635.727271</text:p>
              </table:table-cell>
              <table:table-cell office:value-type="float" office:value="1062.195354">
                <text:p>1062.195354</text:p>
              </table:table-cell>
              <table:table-cell office:value-type="float" office:value="371.546863">
                <text:p>371.546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